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5a7f" officeooo:paragraph-rsid="000e5a7f"/>
    </style:style>
    <style:style style:name="P2" style:family="paragraph" style:parent-style-name="Standard">
      <style:text-properties officeooo:rsid="000e5a7f" officeooo:paragraph-rsid="000e5a7f"/>
    </style:style>
    <style:style style:name="P3" style:family="paragraph" style:parent-style-name="Standard">
      <style:text-properties officeooo:rsid="000e5a7f" officeooo:paragraph-rsid="0010401d"/>
    </style:style>
    <style:style style:name="P4" style:family="paragraph" style:parent-style-name="Standard">
      <style:text-properties officeooo:rsid="0010401d" officeooo:paragraph-rsid="0010401d"/>
    </style:style>
    <style:style style:name="P5" style:family="paragraph" style:parent-style-name="Standard">
      <style:text-properties officeooo:rsid="0011a573" officeooo:paragraph-rsid="0011a573"/>
    </style:style>
    <style:style style:name="P6" style:family="paragraph" style:parent-style-name="Standard">
      <style:text-properties officeooo:rsid="0011f4ba" officeooo:paragraph-rsid="0011f4ba"/>
    </style:style>
    <style:style style:name="P7" style:family="paragraph" style:parent-style-name="Standard">
      <style:paragraph-properties fo:break-before="page"/>
      <style:text-properties officeooo:rsid="0011a573" officeooo:paragraph-rsid="0011a573"/>
    </style:style>
    <style:style style:name="T1" style:family="text">
      <style:text-properties officeooo:rsid="001040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ant to draw 3D accelerations etc, in python...</text:p>
      <text:p text:style-name="P1"/>
      <text:p text:style-name="P1"><text:span text:style-name="T1">Saw </text:span>Vpython <text:span text:style-name="T1">on </text:span></text:p>
      <text:p text:style-name="P1"/>
      <text:p text:style-name="P1"><text:a xlink:type="simple" xlink:href="https://www.youtube.com/watch?v=mF5cE3DS50s&amp;list=PLGs0VKk2DiYylFUUMMv9WiL3x3tpscDUQ&amp;index=2" text:style-name="Internet_20_link" text:visited-style-name="Visited_20_Internet_20_Link">https://www.youtube.com/watch?v=mF5cE3DS50s&amp;list=PLGs0VKk2DiYylFUUMMv9WiL3x3tpscDUQ&amp;index=2</text:a></text:p>
      <text:p text:style-name="P1"/>
      <text:p text:style-name="P4">Liked to try in but had problems loading it. Then had troubles getting it on Python3 rather than python2</text:p>
      <text:p text:style-name="P4">Tried </text:p>
      <text:p text:style-name="P4"><text:tab/>nano .bashrc</text:p>
      <text:p text:style-name="P4"><text:tab/>alias python = python3 </text:p>
      <text:p text:style-name="P4"/>
      <text:p text:style-name="P4">I like the change in that I not longer accidentaly type python instead of python3</text:p>
      <text:p text:style-name="P4"/>
      <text:p text:style-name="P4">Solution found ...</text:p>
      <text:p text:style-name="P4"/>
      <text:p text:style-name="P1">In terminal use:</text:p>
      <text:p text:style-name="P1"/>
      <text:p text:style-name="P1"><text:tab/>sudo -H python3 -m pip install vpython==7.5.0</text:p>
      <text:p text:style-name="P1"/>
      <text:p text:style-name="P4">but discovered that must use anaconda’s version of Python sooooo.....</text:p>
      <text:p text:style-name="P4"/>
      <text:p text:style-name="P3"><text:tab/>sudo -H python3 -m pip <text:span text:style-name="T1">un</text:span>install vpython==7.5.0</text:p>
      <text:p text:style-name="P4">abandoning this for now.</text:p>
      <text:p text:style-name="P4"/>
      <text:p text:style-name="P4">Here is a lesson on how ot use this program</text:p>
      <text:p text:style-name="P1"/>
      <text:p text:style-name="P1"><text:a xlink:type="simple" xlink:href="https://www.google.com/search?q=vpython+tutorial&amp;oq=vpython&amp;aqs=chrome.1.69i57j0l4j69i60.4637j0j8&amp;sourceid=chrome&amp;ie=UTF-8#kpvalbx=_Bj-JXfKfMs_n-wSm-4jYAw21" text:style-name="Internet_20_link" text:visited-style-name="Visited_20_Internet_20_Link">https://www.google.com/search?q=vpython+tutorial&amp;oq=vpython&amp;aqs=chrome.1.69i57j0l4j69i60.4637j0j8&amp;sourceid=chrome&amp;ie=UTF-8#kpvalbx=_Bj-JXfKfMs_n-wSm-4jYAw21</text:a></text:p>
      <text:p text:style-name="P1"/>
      <text:p text:style-name="P1"/>
      <text:p text:style-name="P1"/>
      <text:p text:style-name="P7">There at intereseting videos on Blender and Python</text:p>
      <text:p text:style-name="P5">will return to this</text:p>
      <text:p text:style-name="P5"/>
      <text:p text:style-name="P6">Need quicker solut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8:12:36.667772056</meta:creation-date>
    <dc:date>2019-09-23T19:02:47.144137369</dc:date>
    <meta:editing-duration>PT19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113" meta:character-count="891" meta:non-whitespace-character-count="790"/>
  </office:meta>
</office:document-meta>
</file>